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000000200000002003B5B2CA2.png" manifest:media-type="image/png"/>
  <manifest:file-entry manifest:full-path="Pictures/10000000000000990000009921A54139.jpg" manifest:media-type="image/jpeg"/>
  <manifest:file-entry manifest:full-path="Pictures/100000000000006600000066107B9325.jpg" manifest:media-type="image/jpeg"/>
  <manifest:file-entry manifest:full-path="Pictures/10000000000000E1000000E1E18C9A9C.jpg" manifest:media-type="image/jpeg"/>
  <manifest:file-entry manifest:full-path="Pictures/100002010000027600000276B1B23277.png" manifest:media-type="image/png"/>
  <manifest:file-entry manifest:full-path="Pictures/10000200000001F4000001E0528BD642.png" manifest:media-type="image/png"/>
  <manifest:file-entry manifest:full-path="Pictures/1000020100000190000001905ADCBC5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cm" svg:stroke-color="#000000" draw:marker-start-width="0.275cm" draw:marker-end-width="0.275cm" draw:fill="solid" draw:fill-color="#ff8d00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dash" draw:stroke-dash="Fine_20_Dashed" svg:stroke-width="0.05cm" svg:stroke-color="#000000" draw:marker-start-width="0.275cm" draw:marker-end-width="0.275cm" draw:fill="solid" draw:fill-color="#cfe7f5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stroke-dash="Fine_20_Dashed"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8cm" svg:height="2.1cm" svg:x="7.6cm" svg:y="7.2cm">
          <text:p text:style-name="P1"><text:span text:style-name="T1">Load Balanc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6cm" svg:height="4cm" svg:x="11.2cm" svg:y="18.7cm">
          <text:p text:style-name="P1"><text:span text:style-name="T1"/></text:p>
          <text:p text:style-name="P1"><text:span text:style-name="T1">Dynamo</text:span></text:p>
          <text:p text:style-name="P1"><text:span text:style-name="T1">DB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5.6cm" svg:height="4.3cm" svg:x="2.9cm" svg:y="18.7cm">
            <text:p text:style-name="P1"><text:span text:style-name="T1">S3</text:span></text:p>
            <text:p text:style-name="P1"/>
            <text:p text:style-name="P1"/>
            <text:p text:style-name="P1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1.346cm" svg:height="1.346cm" svg:x="5.746cm" svg:y="21.354cm">
            <draw:image xlink:href="Pictures/1000020100000190000001905ADCBC52.png" xlink:type="simple" xlink:show="embed" xlink:actuate="onLoad">
              <text:p/>
            </draw:image>
          </draw:frame>
          <draw:frame draw:style-name="gr4" draw:text-style-name="P1" draw:layer="layout" svg:width="1.346cm" svg:height="1.346cm" svg:x="4.346cm" svg:y="21.354cm">
            <draw:image xlink:href="Pictures/1000020100000190000001905ADCBC52.png" xlink:type="simple" xlink:show="embed" xlink:actuate="onLoad">
              <text:p/>
            </draw:image>
          </draw:frame>
          <draw:frame draw:style-name="gr4" draw:text-style-name="P1" draw:layer="layout" svg:width="1.346cm" svg:height="1.346cm" svg:x="6.346cm" svg:y="20.308cm">
            <draw:image xlink:href="Pictures/1000020100000190000001905ADCBC52.png" xlink:type="simple" xlink:show="embed" xlink:actuate="onLoad">
              <text:p/>
            </draw:image>
          </draw:frame>
          <draw:frame draw:style-name="gr4" draw:text-style-name="P1" draw:layer="layout" svg:width="1.346cm" svg:height="1.346cm" svg:x="5cm" svg:y="20.108cm">
            <draw:image xlink:href="Pictures/1000020100000190000001905ADCBC52.png" xlink:type="simple" xlink:show="embed" xlink:actuate="onLoad">
              <text:p/>
            </draw:image>
          </draw:frame>
          <draw:frame draw:style-name="gr4" draw:text-style-name="P1" draw:layer="layout" svg:width="1.346cm" svg:height="1.346cm" svg:x="3.6cm" svg:y="20.508cm">
            <draw:image xlink:href="Pictures/1000020100000190000001905ADCBC52.png" xlink:type="simple" xlink:show="embed" xlink:actuate="onLoad">
              <text:p/>
            </draw:image>
          </draw:frame>
        </draw:g>
        <draw:g>
          <draw:custom-shape draw:style-name="gr5" draw:text-style-name="P2" draw:layer="layout" svg:width="5.2cm" svg:height="3.5cm" svg:x="3.2cm" svg:y="1.5cm">
            <text:p text:style-name="P1"><text:span text:style-name="T1">Client</text:span></text:p>
            <text:p text:style-name="P1"><text:span text:style-name="T1"/></text:p>
            <text:p text:style-name="P1"><text:span text:style-name="T1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1.069cm" svg:height="1.069cm" svg:x="6.8cm" svg:y="2.831cm">
            <draw:image xlink:href="Pictures/10000000000000E1000000E1E18C9A9C.jpg" xlink:type="simple" xlink:show="embed" xlink:actuate="onLoad">
              <text:p/>
            </draw:image>
          </draw:frame>
          <draw:frame draw:style-name="gr4" draw:text-style-name="P1" draw:layer="layout" svg:width="1.216cm" svg:height="1.216cm" svg:x="3.684cm" svg:y="2.8cm">
            <draw:image xlink:href="Pictures/10000000000000990000009921A54139.jpg" xlink:type="simple" xlink:show="embed" xlink:actuate="onLoad">
              <text:p/>
            </draw:image>
          </draw:frame>
          <draw:frame draw:style-name="gr4" draw:text-style-name="P1" draw:layer="layout" svg:width="0.998cm" svg:height="1.1cm" svg:x="5.402cm" svg:y="3.3cm">
            <draw:image xlink:href="Pictures/100000000000006600000066107B9325.jpg" xlink:type="simple" xlink:show="embed" xlink:actuate="onLoad">
              <text:p/>
            </draw:image>
          </draw:frame>
        </draw:g>
        <draw:g>
          <draw:custom-shape draw:style-name="gr1" draw:text-style-name="P2" draw:layer="layout" svg:width="3.8cm" svg:height="3cm" svg:x="12.5cm" svg:y="2.8cm">
            <text:p text:style-name="P1"><text:span text:style-name="T1">Route 53</text:span></text:p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" draw:layer="layout" svg:width="2.4cm" svg:height="2.4cm" svg:x="13.3cm" svg:y="3.7cm">
            <draw:image xlink:href="Pictures/100002010000027600000276B1B23277.png" xlink:type="simple" xlink:show="embed" xlink:actuate="onLoad">
              <text:p/>
            </draw:image>
          </draw:frame>
        </draw:g>
        <draw:g xml:id="id1" draw:id="id1">
          <draw:custom-shape draw:style-name="gr1" draw:text-style-name="P2" draw:layer="layout" svg:width="10.7cm" svg:height="5cm" svg:x="4.6cm" svg:y="10.7cm">
            <text:p text:style-name="P1"><text:span text:style-name="T1">EC2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1" draw:layer="layout" svg:width="2.079cm" svg:height="1.996cm" svg:x="5.121cm" svg:y="13.1cm">
            <draw:image xlink:href="Pictures/10000200000001F4000001E0528BD642.png" xlink:type="simple" xlink:show="embed" xlink:actuate="onLoad">
              <text:p/>
            </draw:image>
          </draw:frame>
          <draw:frame draw:style-name="gr4" draw:text-style-name="P1" draw:layer="layout" svg:width="2.079cm" svg:height="1.996cm" svg:x="7.721cm" svg:y="13cm">
            <draw:image xlink:href="Pictures/10000200000001F4000001E0528BD642.png" xlink:type="simple" xlink:show="embed" xlink:actuate="onLoad">
              <text:p/>
            </draw:image>
          </draw:frame>
          <draw:frame draw:style-name="gr4" draw:text-style-name="P1" draw:layer="layout" svg:width="2.079cm" svg:height="1.996cm" svg:x="10.221cm" svg:y="13cm">
            <draw:image xlink:href="Pictures/10000200000001F4000001E0528BD642.png" xlink:type="simple" xlink:show="embed" xlink:actuate="onLoad">
              <text:p/>
            </draw:image>
          </draw:frame>
          <draw:frame draw:style-name="gr4" draw:text-style-name="P1" draw:layer="layout" svg:width="2.079cm" svg:height="1.996cm" svg:x="12.621cm" svg:y="13.004cm">
            <draw:image xlink:href="Pictures/10000200000001F4000001E0528BD642.png" xlink:type="simple" xlink:show="embed" xlink:actuate="onLoad">
              <text:p/>
            </draw:image>
          </draw:frame>
        </draw:g>
        <draw:line draw:style-name="gr6" draw:text-style-name="P1" draw:layer="layout" svg:x1="12.6cm" svg:y1="5.6cm" svg:x2="10.1cm" svg:y2="7.1cm">
          <text:p/>
        </draw:line>
        <draw:line draw:style-name="gr6" draw:text-style-name="P1" draw:layer="layout" svg:x1="8.4cm" svg:y1="9cm" svg:x2="6.6cm" svg:y2="12.7cm">
          <text:p/>
        </draw:line>
        <draw:line draw:style-name="gr6" draw:text-style-name="P1" draw:layer="layout" svg:x1="9.3cm" svg:y1="9.3cm" svg:x2="8.6cm" svg:y2="12.6cm">
          <text:p/>
        </draw:line>
        <draw:line draw:style-name="gr6" draw:text-style-name="P1" draw:layer="layout" svg:x1="10.8cm" svg:y1="9.3cm" svg:x2="11.7cm" svg:y2="12.7cm">
          <text:p/>
        </draw:line>
        <draw:line draw:style-name="gr6" draw:text-style-name="P1" draw:layer="layout" svg:x1="11.8cm" svg:y1="8.9cm" svg:x2="13.8cm" svg:y2="12.5cm">
          <text:p/>
        </draw:line>
        <draw:line draw:style-name="gr6" draw:text-style-name="P1" draw:layer="layout" svg:x1="8.4cm" svg:y1="3.6cm" svg:x2="12.5cm" svg:y2="4.5cm">
          <text:p/>
        </draw:line>
        <draw:connector draw:style-name="gr7" draw:text-style-name="P1" draw:layer="layout" svg:x1="9.95cm" svg:y1="15.7cm" svg:x2="9.939cm" svg:y2="17.519cm" draw:start-shape="id1" draw:start-glue-point="2" svg:d="m9950 15700v1173h-11v646" svg:viewBox="0 0 12 1820">
          <text:p/>
        </draw:connector>
        <draw:line draw:style-name="gr6" draw:text-style-name="P1" draw:layer="layout" svg:x1="9.9cm" svg:y1="17.5cm" svg:x2="6.7cm" svg:y2="18.7cm">
          <text:p/>
        </draw:line>
        <draw:line draw:style-name="gr6" draw:text-style-name="P1" draw:layer="layout" svg:x1="9.9cm" svg:y1="17.5cm" svg:x2="13.1cm" svg:y2="18.7cm">
          <text:p/>
        </draw:line>
        <draw:frame draw:style-name="gr4" draw:text-style-name="P1" draw:layer="layout" svg:width="1.5cm" svg:height="1.455cm" svg:x="11.5cm" svg:y="20.045cm">
          <draw:image xlink:href="Pictures/1000020000000200000002003B5B2CA2.png" xlink:type="simple" xlink:show="embed" xlink:actuate="onLoad">
            <text:p/>
          </draw:image>
        </draw:frame>
        <draw:frame draw:style-name="gr4" draw:text-style-name="P1" draw:layer="layout" svg:width="1.5cm" svg:height="1.455cm" svg:x="13.9cm" svg:y="21cm">
          <draw:image xlink:href="Pictures/1000020000000200000002003B5B2CA2.png" xlink:type="simple" xlink:show="embed" xlink:actuate="onLoad">
            <text:p/>
          </draw:image>
        </draw:frame>
        <draw:frame draw:style-name="gr4" draw:text-style-name="P1" draw:layer="layout" svg:width="1.5cm" svg:height="1.455cm" svg:x="12.7cm" svg:y="21cm">
          <draw:image xlink:href="Pictures/1000020000000200000002003B5B2CA2.png" xlink:type="simple" xlink:show="embed" xlink:actuate="onLoad">
            <text:p/>
          </draw:image>
        </draw:frame>
        <draw:frame draw:style-name="gr4" draw:text-style-name="P1" draw:layer="layout" svg:width="1.5cm" svg:height="1.455cm" svg:x="15.1cm" svg:y="20cm">
          <draw:image xlink:href="Pictures/1000020000000200000002003B5B2CA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sterPup </meta:initial-creator>
    <meta:creation-date>2013-01-18T12:17:33</meta:creation-date>
    <dc:date>2013-01-23T17:07:25</dc:date>
    <dc:creator>Tank </dc:creator>
    <meta:editing-duration>PT10M9S</meta:editing-duration>
    <meta:editing-cycles>6</meta:editing-cycles>
    <meta:generator>LibreOffice/3.5$Linux_X86_64 LibreOffice_project/350m1$Build-2</meta:generator>
    <meta:document-statistic meta:object-count="36"/>
  </office:meta>
</office:document-meta>
</file>